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8.779cm"/>
      <style:paragraph-properties style:writing-mode="lr-tb"/>
    </style:style>
    <style:style style:name="gr2" style:family="graphic" style:parent-style-name="standard">
      <style:graphic-properties draw:stroke="solid" svg:stroke-color="#b3cac7" draw:fill="none" fo:min-height="11.287cm"/>
      <style:paragraph-properties style:writing-mode="lr-tb"/>
    </style:style>
    <style:style style:name="gr3" style:family="graphic" style:parent-style-name="standard">
      <style:graphic-properties draw:stroke="solid" draw:fill="none" fo:min-height="8.152cm"/>
      <style:paragraph-properties style:writing-mode="lr-tb"/>
    </style:style>
    <style:style style:name="gr4" style:family="graphic" style:parent-style-name="standard">
      <style:graphic-properties draw:stroke="solid" draw:fill="none" fo:min-height="9.997cm"/>
      <style:paragraph-properties style:writing-mode="lr-tb"/>
    </style:style>
    <style:style style:name="gr5" style:family="graphic" style:parent-style-name="standard">
      <style:graphic-properties draw:stroke="solid" draw:fill="none" fo:min-height="4.978cm"/>
      <style:paragraph-properties style:writing-mode="lr-tb"/>
    </style:style>
    <style:style style:name="gr6" style:family="graphic" style:parent-style-name="standard">
      <style:graphic-properties draw:stroke="solid" draw:fill="none" fo:min-height="5.689cm"/>
      <style:paragraph-properties style:writing-mode="lr-tb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 style:parent-style-name="standard">
      <style:graphic-properties draw:stroke="none" draw:fill="none" fo:min-height="1.423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draw:fill="none" fo:min-height="1.106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6cm" svg:height="9.029cm" svg:x="1.952cm" svg:y="2.27cm">
          <draw:text-box>
            <text:p><text:span text:style-name="T1">Id,</text:span></text:p>
            <text:p><text:span text:style-name="T1"/></text:p>
            <text:p><text:span text:style-name="T1">listing_url, </text:span></text:p>
            <text:p><text:span text:style-name="T1">scrape_id, </text:span><text:span text:style-name="T1">last_scraped, </text:span></text:p>
            <text:p><text:span text:style-name="T1">name, </text:span></text:p>
            <text:p><text:span text:style-name="T1">summary,</text:span></text:p>
            <text:p><text:span text:style-name="T1">space, </text:span></text:p>
            <text:p><text:span text:style-name="T1">description, </text:span><text:span text:style-name="T1">experiences_</text:span><text:span text:style-name="T1">offered, </text:span><text:span text:style-name="T1">interaction, </text:span><text:span text:style-name="T1">house_rules, </text:span><text:span text:style-name="T1">picture_url,</text:span></text:p>
            <text:p><text:span text:style-name="T1">instant_booka</text:span><text:span text:style-name="T1">ble, </text:span><text:span text:style-name="T1">is_business_tr</text:span><text:span text:style-name="T1">avel_ready,</text:span></text:p>
            <text:p><text:span text:style-name="T1">cancellation_p</text:span><text:span text:style-name="T1">olicy </text:span></text:p>
          </draw:text-box>
        </draw:frame>
        <draw:frame draw:style-name="gr2" draw:text-style-name="P1" xml:id="id1" draw:id="id1" draw:layer="layout" svg:width="7.62cm" svg:height="11.537cm" svg:x="1.635cm" svg:y="25.447cm">
          <draw:text-box>
            <text:p><text:span text:style-name="T1"/></text:p>
            <text:p><text:span text:style-name="T1">location_id,</text:span></text:p>
            <text:p><text:span text:style-name="T1">street, neighborhood_overview,</text:span></text:p>
            <text:p><text:span text:style-name="T1">notes, </text:span></text:p>
            <text:p><text:span text:style-name="T1">transit, </text:span></text:p>
            <text:p><text:span text:style-name="T1">access, </text:span></text:p>
            <text:p><text:span text:style-name="T1">neighbourhood, neighbourhood_cleansed, city, </text:span></text:p>
            <text:p><text:span text:style-name="T1">state, </text:span></text:p>
            <text:p><text:span text:style-name="T1">zipcode,</text:span></text:p>
            <text:p><text:span text:style-name="T1">market, </text:span></text:p>
            <text:p><text:span text:style-name="T1">smart_location, country_code, </text:span></text:p>
            <text:p><text:span text:style-name="T1">country, </text:span></text:p>
            <text:p><text:span text:style-name="T1">latitude,</text:span></text:p>
            <text:p><text:span text:style-name="T1">longitude, is_location_exact</text:span></text:p>
          </draw:text-box>
        </draw:frame>
        <draw:frame draw:style-name="gr3" draw:text-style-name="P1" xml:id="id3" draw:id="id3" draw:layer="layout" svg:width="7.363cm" svg:height="8.402cm" svg:x="19.354cm" svg:y="26.717cm">
          <draw:text-box>
            <text:p><text:span text:style-name="T1"/></text:p>
            <text:p><text:span text:style-name="T1">review_id,</text:span></text:p>
            <text:p><text:span text:style-name="T1">number_of_review</text:span><text:span text:style-name="T1">s, </text:span><text:span text:style-name="T1">reviews_per_mont</text:span><text:span text:style-name="T1">h ,first_review, </text:span><text:span text:style-name="T1">last_review, <text:s text:c="5"/></text:span><text:span text:style-name="T1">review_scores_rat</text:span><text:span text:style-name="T1">ing, </text:span><text:span text:style-name="T1">review_scores_ac</text:span><text:span text:style-name="T1">curacy, </text:span><text:span text:style-name="T1">review_scores_cle</text:span><text:span text:style-name="T1">anliness, </text:span><text:span text:style-name="T1">review_scores_ch</text:span><text:span text:style-name="T1">eckin, </text:span><text:span text:style-name="T1">review_scores_co</text:span><text:span text:style-name="T1">mmunication, </text:span><text:span text:style-name="T1">review_scores_loc</text:span><text:span text:style-name="T1">ation, </text:span><text:span text:style-name="T1">review_scores_val</text:span><text:span text:style-name="T1">ue</text:span></text:p>
          </draw:text-box>
        </draw:frame>
        <draw:frame draw:style-name="gr4" draw:text-style-name="P2" draw:layer="layout" svg:width="6.573cm" svg:height="10.916cm" svg:x="20.462cm" svg:y="3.222cm">
          <draw:text-box>
            <text:p>orderdata_id,</text:p>
            <text:p>Id,</text:p>
            <text:p>id_order,<text:tab/>id_item_ordered,<text:tab/>gmv,</text:p>
            <text:p>units_sold,</text:p>
            <text:p>Sla,<text:tab/>product_category,<text:tab/>analytic_category,<text:tab/>sub_category,<text:tab/>product_analytic_vertical,</text:p>
            <text:p>Mrp,<text:tab/>procurement_sla,<text:tab/>date</text:p>
          </draw:text-box>
        </draw:frame>
        <draw:frame draw:style-name="gr5" draw:text-style-name="P3" draw:layer="layout" svg:width="5.204cm" svg:height="5.228cm" svg:x="2.463cm" svg:y="13.382cm">
          <draw:text-box>
            <text:p>listing_id<text:tab/>,</text:p>
            <text:p>Id, (unique)</text:p>
            <text:p>Date,</text:p>
            <text:p>reviewer_id,</text:p>
            <text:p>reviewer_name,comments</text:p>
          </draw:text-box>
        </draw:frame>
        <draw:frame draw:style-name="gr6" draw:text-style-name="P3" xml:id="id2" draw:id="id2" draw:layer="layout" svg:width="5.079cm" svg:height="5.939cm" svg:x="11.89cm" svg:y="14.438cm">
          <draw:text-box>
            <text:p/>
          </draw:text-box>
        </draw:frame>
        <draw:frame draw:style-name="gr7" draw:text-style-name="P3" draw:layer="layout" svg:width="5.252cm" svg:height="0.962cm" svg:x="1.952cm" svg:y="1.308cm">
          <draw:text-box>
            <text:p>dimInforamation</text:p>
          </draw:text-box>
        </draw:frame>
        <draw:frame draw:style-name="gr7" draw:text-style-name="P3" draw:layer="layout" svg:width="5.252cm" svg:height="0.962cm" svg:x="20.83cm" svg:y="1.943cm">
          <draw:text-box>
            <text:p>oderdata</text:p>
          </draw:text-box>
        </draw:frame>
        <draw:frame draw:style-name="gr7" draw:text-style-name="P3" draw:layer="layout" svg:width="5.252cm" svg:height="0.962cm" svg:x="19.415cm" svg:y="25.438cm">
          <draw:text-box>
            <text:p>dimReviews</text:p>
          </draw:text-box>
        </draw:frame>
        <draw:frame draw:style-name="gr7" draw:text-style-name="P3" draw:layer="layout" svg:width="5.252cm" svg:height="0.962cm" svg:x="2.27cm" svg:y="24.485cm">
          <draw:text-box>
            <text:p>dimLocation</text:p>
          </draw:text-box>
        </draw:frame>
        <draw:frame draw:style-name="gr8" draw:text-style-name="P3" draw:layer="layout" svg:width="4.763cm" svg:height="1.673cm" svg:x="2.587cm" svg:y="12.112cm">
          <draw:text-box>
            <text:p>dimReviews</text:p>
          </draw:text-box>
        </draw:frame>
        <draw:connector draw:style-name="gr9" draw:text-style-name="P4" draw:layer="layout" svg:x1="5.445cm" svg:y1="25.447cm" svg:x2="14.429cm" svg:y2="20.377cm" draw:start-shape="id1" draw:end-shape="id2" svg:d="M5445 25447v-2535h8984v-2535" svg:viewBox="0 0 8985 5071">
          <text:p/>
        </draw:connector>
        <draw:connector draw:style-name="gr9" draw:text-style-name="P4" draw:layer="layout" svg:x1="14.429cm" svg:y1="20.377cm" svg:x2="23.035cm" svg:y2="26.717cm" draw:start-shape="id2" draw:end-shape="id3" svg:d="M14429 20377v3170h8606v3170" svg:viewBox="0 0 8607 6341">
          <text:p/>
        </draw:connector>
        <draw:frame draw:style-name="gr5" draw:text-style-name="P3" xml:id="id4" draw:id="id4" draw:layer="layout" svg:width="5.204cm" svg:height="5.228cm" svg:x="11.988cm" svg:y="34.189cm">
          <draw:text-box>
            <text:p>NeighybourhoodID,</text:p>
            <text:p>neighbourhood</text:p>
          </draw:text-box>
        </draw:frame>
        <draw:frame draw:style-name="gr10" draw:text-style-name="P3" draw:layer="layout" svg:width="4.763cm" svg:height="1.356cm" svg:x="12.112cm" svg:y="32.75cm">
          <draw:text-box>
            <text:p>DimNeighbour</text:p>
          </draw:text-box>
        </draw:frame>
        <draw:connector draw:style-name="gr9" draw:text-style-name="P4" draw:layer="layout" svg:x1="9.255cm" svg:y1="31.215cm" svg:x2="11.988cm" svg:y2="36.803cm" draw:start-shape="id1" draw:end-shape="id4" svg:d="M9255 31215h1367v5588h1366" svg:viewBox="0 0 2734 558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6d6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40:51.228856693</meta:creation-date>
    <dc:date>2022-11-05T15:49:34.040630331</dc:date>
    <meta:editing-duration>PT5H43M12S</meta:editing-duration>
    <meta:editing-cycles>8</meta:editing-cycles>
    <meta:generator>LibreOffice/7.4.2.3$Linux_X86_64 LibreOffice_project/40$Build-3</meta:generator>
    <meta:document-statistic meta:object-count="16"/>
  </office:meta>
</office:document-meta>
</file>